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Has a control variable "PROC_TIME" which </mtext>
        </mtd>
      </mtr>
      <mtr>
        <mtd>
          <mtext>indicates the time to complete a job.</mtext>
        </mtd>
      </mtr>
      <mtr>
        <mtd>
          <mrow/>
        </mtd>
      </mtr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" newline 
"indicates the time to complete a job." newline
newline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" otherwise \}. newline
newline
alignl δ_{ "int" }( [ φ, σ, ψ ] ) newline 
alignl "   " = \{ [ "idle", infinity, 0 ] "    " if ψ &lt;1 ; newline 
alignl "        " [ φ, σ, ψ - 1 ] "   " otherwise \}. newline

alignl λ( [ φ, σ, ψ ]  ) = 1. newline
alignl ta( [ φ, σ, ψ ] ) = σ. newline

</annotation>
  </semantics>
</math>
</file>